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6pt" fo:font-weight="bold" officeooo:rsid="000e930a" officeooo:paragraph-rsid="000e930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style="italic" fo:font-weight="normal" officeooo:rsid="000e930a" officeooo:paragraph-rsid="000e930a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h’s Ice Cream</text:p>
      <text:p text:style-name="P4">from Rich Warman</text:p>
      <text:p text:style-name="P2"/>
      <text:p text:style-name="P2">~40 lbs.<text:tab/>Ice</text:p>
      <text:p text:style-name="P2">6<text:tab/><text:tab/>Eggs</text:p>
      <text:p text:style-name="P2">3 ¾ c.<text:tab/><text:tab/>Sugar</text:p>
      <text:p text:style-name="P2">10 ½ c.<text:tab/>Milk, whole</text:p>
      <text:p text:style-name="P2">4 ½ c.<text:tab/><text:tab/>Heavy, whipping cream</text:p>
      <text:p text:style-name="P2">3 ¾ T.<text:tab/><text:tab/>Vanilla</text:p>
      <text:p text:style-name="P2">¾ t.<text:tab/><text:tab/>Salt</text:p>
      <text:p text:style-name="P2"/>
      <text:list xml:id="list4055433237" text:style-name="L1">
        <text:list-item>
          <text:p text:style-name="P3">Mix together all ingredients until well blended.</text:p>
        </text:list-item>
        <text:list-item>
          <text:p text:style-name="P3">Add to ice cream maker and follow device’s instruct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0T11:32:19.476678598</dc:date>
    <meta:editing-duration>PT8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1" meta:character-count="243" meta:non-whitespace-character-count="200"/>
  </office:meta>
</office:document-meta>
</file>